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80000035EC4D1EB96BBFB2946.png" manifest:media-type="image/png"/>
  <manifest:file-entry manifest:full-path="Pictures/10000000000002670000005086C1DF7409DF60D7.png" manifest:media-type="image/png"/>
  <manifest:file-entry manifest:full-path="Pictures/10000000000003EF000001C422E705AE40A7569F.png" manifest:media-type="image/png"/>
  <manifest:file-entry manifest:full-path="Pictures/100000000000031A0000024EB022909B3B3EE0FA.png" manifest:media-type="image/png"/>
  <manifest:file-entry manifest:full-path="Pictures/10000000000003C70000013CE6753FD6DD50C33C.png" manifest:media-type="image/png"/>
  <manifest:file-entry manifest:full-path="Pictures/10000000000002A2000000DA0A26585A22109914.png" manifest:media-type="image/png"/>
  <manifest:file-entry manifest:full-path="Pictures/100000000000026C000000716726BC9EBA7D9F45.png" manifest:media-type="image/png"/>
  <manifest:file-entry manifest:full-path="Pictures/100000000000063400000308E5DD39221786E60B.png" manifest:media-type="image/png"/>
  <manifest:file-entry manifest:full-path="Pictures/100000000000006E00000052F5F4EAE55FEB0D4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f9fb"/>
    </style:style>
    <style:style style:name="T1" style:family="text">
      <style:text-properties officeooo:rsid="000bf9f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0209in" svg:y="0.1in" svg:width="6.9252in" svg:height="5.4457in" draw:z-index="0"><draw:image xlink:href="Pictures/10000000000004480000035EC4D1EB96BBFB294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222in" svg:y="0.8181in" svg:width="6.4063in" svg:height="0.8335in" draw:z-index="1"><draw:image xlink:href="Pictures/10000000000002670000005086C1DF7409DF60D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3" text:anchor-type="char" svg:width="6.9252in" svg:height="5.1453in" draw:z-index="2"><draw:image xlink:href="Pictures/100000000000031A0000024EB022909B3B3EE0F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0.1354in" svg:y="0.1291in" svg:width="6.9252in" svg:height="2.2626in" draw:z-index="3"><draw:image xlink:href="Pictures/10000000000003C70000013CE6753FD6DD50C33C.png" xlink:type="simple" xlink:show="embed" xlink:actuate="onLoad" loext:mime-type="image/png"/></draw:frame></text:p>
      <text:p text:style-name="Standard"><draw:frame draw:style-name="fr1" draw:name="Image5" text:anchor-type="char" svg:width="6.9252in" svg:height="3.1083in" draw:z-index="4"><draw:image xlink:href="Pictures/10000000000003EF000001C422E705AE40A7569F.png" xlink:type="simple" xlink:show="embed" xlink:actuate="onLoad" loext:mime-type="image/png"/></draw:frame><text:soft-page-break/></text:p>
      <text:p text:style-name="Standard"/>
      <text:p text:style-name="Standard"/>
      <text:p text:style-name="P1"><draw:frame draw:style-name="fr1" draw:name="Image6" text:anchor-type="char" svg:width="6.9252in" svg:height="2.2398in" draw:z-index="5"><draw:image xlink:href="Pictures/10000000000002A2000000DA0A26585A22109914.png" xlink:type="simple" xlink:show="embed" xlink:actuate="onLoad" loext:mime-type="image/png"/></draw:frame><draw:frame draw:style-name="fr2" draw:name="Image7" text:anchor-type="char" svg:x="0.2035in" svg:y="2.3811in" svg:width="6.4583in" svg:height="1.1772in" draw:z-index="6"><draw:image xlink:href="Pictures/100000000000026C000000716726BC9EBA7D9F45.png" xlink:type="simple" xlink:show="embed" xlink:actuate="onLoad" loext:mime-type="image/png"/></draw:frame><text:line-break/><text:line-break/><text:line-break/><text:line-break/><text:line-break/><draw:frame draw:style-name="fr2" draw:name="Image8" text:anchor-type="char" svg:x="0.2339in" svg:y="3.9591in" svg:width="1.1457in" svg:height="0.8543in" draw:z-index="7"><draw:image xlink:href="Pictures/100000000000006E00000052F5F4EAE55FEB0D4A.png" xlink:type="simple" xlink:show="embed" xlink:actuate="onLoad" loext:mime-type="image/png"/></draw:frame><text:line-break/><text:line-break/><text:line-break/><text:line-break/><text:line-break/><text:line-break/><text:soft-page-break/><text:span text:style-name="T1">Uncomment below 3 lines, build and run the solution.<text:line-break/></text:span></text:p>
      <text:p text:style-name="P1"><draw:frame draw:style-name="fr1" draw:name="Image9" text:anchor-type="char" svg:width="6.9252in" svg:height="3.3835in" draw:z-index="8"><draw:image xlink:href="Pictures/100000000000063400000308E5DD39221786E60B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7-09T17:12:37.602000000</dc:date>
    <meta:editing-duration>PT19M43S</meta:editing-duration>
    <meta:editing-cycles>12</meta:editing-cycles>
    <meta:document-statistic meta:table-count="0" meta:image-count="9" meta:object-count="0" meta:page-count="4" meta:paragraph-count="2" meta:word-count="9" meta:character-count="65" meta:non-whitespace-character-count="44"/>
  </office:meta>
</office:document-meta>
</file>